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sans-serif"/>
    <style:font-face style:name="Times New Roman" svg:font-family="'Times New Roman'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l" fo:country="GR" fo:font-weight="bold" officeooo:rsid="000d693c" officeooo:paragraph-rsid="000d7c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language="el" fo:country="GR" fo:font-weight="bold" officeooo:rsid="0018e121" officeooo:paragraph-rsid="000d7c0f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el" fo:country="GR" fo:font-weight="bold" officeooo:rsid="0018e121" officeooo:paragraph-rsid="000d7c0f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el" fo:country="GR" fo:font-weight="normal" officeooo:rsid="000d693c" officeooo:paragraph-rsid="000e5a20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d7c0f"/>
    </style:style>
    <style:style style:name="P6" style:family="paragraph" style:parent-style-name="Standard">
      <style:paragraph-properties fo:text-align="start" style:justify-single-word="false"/>
      <style:text-properties officeooo:paragraph-rsid="000e5a20"/>
    </style:style>
    <style:style style:name="P7" style:family="paragraph" style:parent-style-name="Standard">
      <style:paragraph-properties fo:text-align="start" style:justify-single-word="false"/>
      <style:text-properties officeooo:paragraph-rsid="0012292c"/>
    </style:style>
    <style:style style:name="P8" style:family="paragraph" style:parent-style-name="Standard">
      <style:paragraph-properties fo:text-align="start" style:justify-single-word="false"/>
      <style:text-properties officeooo:paragraph-rsid="001526d7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0e5a20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language="el" fo:country="GR" fo:font-weight="normal" officeooo:rsid="000d693c" officeooo:paragraph-rsid="0012292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language="el" fo:country="GR" fo:font-weight="normal" officeooo:rsid="000d693c" officeooo:paragraph-rsid="001526d7" style:font-size-asian="11.3500003814697pt" style:font-weight-asian="normal" style:font-size-complex="13pt" style:font-weight-complex="normal"/>
    </style:style>
    <style:style style:name="T1" style:family="text">
      <style:text-properties fo:language="en" fo:country="US" officeooo:rsid="000d7c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officeooo:rsid="000fc705" style:font-size-asian="10.5pt" style:font-size-complex="12pt"/>
    </style:style>
    <style:style style:name="T4" style:family="text">
      <style:text-properties fo:font-size="12pt" officeooo:rsid="001526d7" style:font-size-asian="10.5pt" style:font-size-complex="12pt"/>
    </style:style>
    <style:style style:name="T5" style:family="text">
      <style:text-properties fo:font-size="12pt" fo:language="en" fo:country="US" fo:font-weight="normal" officeooo:rsid="000d7c0f" style:font-size-asian="10.5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0109880" style:font-size-asian="10.5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officeooo:rsid="0012292c" style:font-size-asian="10.5pt" style:font-weight-asian="normal" style:font-size-complex="12pt" style:font-weight-complex="normal"/>
    </style:style>
    <style:style style:name="T8" style:family="text">
      <style:text-properties fo:font-size="12pt" fo:language="en" fo:country="US" officeooo:rsid="001526d7" style:font-size-asian="10.5pt" style:font-size-complex="12pt"/>
    </style:style>
    <style:style style:name="T9" style:family="text">
      <style:text-properties fo:font-size="12pt" fo:language="en" fo:country="US" officeooo:rsid="00109880" style:font-size-asian="12pt" style:font-size-complex="12pt"/>
    </style:style>
    <style:style style:name="T10" style:family="text">
      <style:text-properties fo:font-size="12pt" fo:language="el" fo:country="GR" fo:font-weight="normal" officeooo:rsid="000d7c0f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fo:font-weight="normal" officeooo:rsid="000e5a20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fo:font-weight="normal" officeooo:rsid="00109880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fo:font-weight="normal" officeooo:rsid="0012292c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fo:font-weight="normal" officeooo:rsid="001526d7" style:font-size-asian="10.5pt" style:font-weight-asian="normal" style:font-size-complex="12pt" style:font-weight-complex="normal"/>
    </style:style>
    <style:style style:name="T15" style:family="text">
      <style:text-properties fo:font-size="12pt" fo:font-weight="bold" officeooo:rsid="001526d7" style:font-size-asian="10.5pt" style:font-weight-asian="bold" style:font-size-complex="12pt" style:font-weight-complex="bold"/>
    </style:style>
    <style:style style:name="T16" style:family="text">
      <style:text-properties fo:font-size="14pt" fo:language="el" fo:country="GR" fo:font-weight="bold" officeooo:rsid="000d7c0f" style:font-size-asian="12.25pt" style:font-weight-asian="bold" style:font-size-complex="14pt" style:font-weight-complex="bold"/>
    </style:style>
    <style:style style:name="T17" style:family="text">
      <style:text-properties fo:font-size="14pt" fo:language="el" fo:country="GR" fo:font-weight="bold" officeooo:rsid="000e5a20" style:font-size-asian="12.25pt" style:font-weight-asian="bold" style:font-size-complex="14pt" style:font-weight-complex="bold"/>
    </style:style>
    <style:style style:name="T18" style:family="text">
      <style:text-properties fo:font-size="14pt" fo:language="el" fo:country="GR" fo:font-weight="bold" officeooo:rsid="000fc705" style:font-size-asian="12.25pt" style:font-weight-asian="bold" style:font-size-complex="14pt" style:font-weight-complex="bold"/>
    </style:style>
    <style:style style:name="T19" style:family="text">
      <style:text-properties fo:font-size="14pt" fo:language="el" fo:country="GR" fo:font-weight="bold" officeooo:rsid="00109880" style:font-size-asian="12.25pt" style:font-weight-asian="bold" style:font-size-complex="14pt" style:font-weight-complex="bold"/>
    </style:style>
    <style:style style:name="T20" style:family="text">
      <style:text-properties fo:font-size="14pt" fo:language="el" fo:country="GR" fo:font-weight="bold" officeooo:rsid="0012292c" style:font-size-asian="12.25pt" style:font-weight-asian="bold" style:font-size-complex="14pt" style:font-weight-complex="bold"/>
    </style:style>
    <style:style style:name="T21" style:family="text">
      <style:text-properties fo:font-size="14pt" fo:language="en" fo:country="US" fo:font-weight="bold" officeooo:rsid="000d7c0f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0d7c0f" style:font-size-asian="12.25pt" style:font-weight-asian="bold" style:font-size-complex="14pt" style:font-weight-complex="bold"/>
    </style:style>
    <style:style style:name="T23" style:family="text">
      <style:text-properties fo:font-size="14pt" fo:font-weight="bold" officeooo:rsid="000e5a20" style:font-size-asian="12.25pt" style:font-weight-asian="bold" style:font-size-complex="14pt" style:font-weight-complex="bold"/>
    </style:style>
    <style:style style:name="T24" style:family="text">
      <style:text-properties fo:font-size="14pt" fo:font-weight="bold" officeooo:rsid="000fc705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135d8a" style:font-size-asian="12.25pt" style:font-weight-asian="bold" style:font-size-complex="14pt" style:font-weight-complex="bold"/>
    </style:style>
    <style:style style:name="T26" style:family="text">
      <style:text-properties fo:font-size="14pt" fo:font-weight="bold" officeooo:rsid="001526d7" style:font-size-asian="12.25pt" style:font-weight-asian="bold" style:font-size-complex="14pt" style:font-weight-complex="bold"/>
    </style:style>
    <style:style style:name="T27" style:family="text">
      <style:text-properties fo:font-variant="normal" fo:text-transform="none" fo:color="#000000" style:font-name="Liberation Serif" fo:font-size="14pt" fo:letter-spacing="normal" fo:language="en" fo:country="US" fo:font-style="normal" fo:font-weight="normal" officeooo:rsid="00109880" style:font-size-asian="10.5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09880" style:font-size-asian="12pt" style:font-size-complex="12pt"/>
    </style:style>
    <style:style style:name="T29" style:family="text">
      <style:text-properties fo:font-variant="normal" fo:text-transform="none" fo:color="#444444" style:font-name="Liberation Serif" fo:font-size="12pt" fo:letter-spacing="normal" fo:language="el" fo:country="GR" fo:font-style="normal" fo:font-weight="normal" officeooo:rsid="001526d7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language="en" fo:country="US" fo:font-weight="normal" officeooo:rsid="00109880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language="en" fo:country="US" fo:font-weight="normal" officeooo:rsid="001526d7" style:font-size-asian="10.5pt" style:font-weight-asian="normal" style:font-size-complex="12pt" style:font-weight-complex="normal"/>
    </style:style>
    <style:style style:name="T32" style:family="text">
      <style:text-properties style:font-name="Liberation Serif" fo:font-size="12pt" fo:language="en" fo:country="US" officeooo:rsid="00109880" style:font-size-asian="12pt" style:font-size-complex="12pt"/>
    </style:style>
    <style:style style:name="T33" style:family="text">
      <style:text-properties style:font-name="Liberation Serif" fo:font-size="12pt" fo:language="el" fo:country="GR" fo:font-weight="normal" officeooo:rsid="001526d7" style:font-size-asian="10.5pt" style:font-weight-asian="normal" style:font-size-complex="12pt" style:font-weight-complex="normal"/>
    </style:style>
    <style:style style:name="T34" style:family="text">
      <style:text-properties style:font-name="Liberation Serif" fo:font-size="14pt" fo:language="el" fo:country="GR" fo:font-weight="bold" officeooo:rsid="000d7c0f" style:font-size-asian="12.25pt" style:font-weight-asian="bold" style:font-size-complex="14pt" style:font-weight-complex="bold"/>
    </style:style>
    <style:style style:name="T35" style:family="text">
      <style:text-properties style:font-name="Liberation Serif" fo:font-size="14pt" fo:language="el" fo:country="GR" fo:font-weight="bold" officeooo:rsid="0012292c" style:font-size-asian="12.25pt" style:font-weight-asian="bold" style:font-size-complex="14pt" style:font-weight-complex="bold"/>
    </style:style>
    <style:style style:name="T36" style:family="text">
      <style:text-properties style:font-name="Liberation Serif" fo:font-size="14pt" fo:language="el" fo:country="GR" fo:font-weight="bold" officeooo:rsid="000e5a20" style:font-size-asian="12.25pt" style:font-weight-asian="bold" style:font-size-complex="14pt" style:font-weight-complex="bold"/>
    </style:style>
    <style:style style:name="T37" style:family="text">
      <style:text-properties style:font-name="Liberation Serif" fo:font-size="14pt" fo:language="el" fo:country="GR" fo:font-weight="bold" officeooo:rsid="00135d8a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Ονοματεπώνυμο:Λίτση Χριστάκης</text:p>
      <text:p text:style-name="P2">Α.Μ.:15341</text:p>
      <text:p text:style-name="P3"/>
      <text:p text:style-name="P1">ΤΟΠΙΚΑ ΚΑΙ ΑΣΤΙΚΑ ΔΙΚΤΥΑ</text:p>
      <text:p text:style-name="P1">ΕΡΓΑΣΙΑ <text:span text:style-name="T1"><text:s/>3</text:span></text:p>
      <text:p text:style-name="P1"><text:span text:style-name="T1"/></text:p>
      <text:p text:style-name="P5"><text:span text:style-name="T16">Ερώτηση 1: α</text:span><text:span text:style-name="T21">)</text:span><text:span text:style-name="T5"> </text:span><text:span text:style-name="T10">επαναλήπτες (</text:span><text:span text:style-name="T5">repeaters), </text:span><text:span text:style-name="T10">πλήμνες (</text:span><text:span text:style-name="T5">hubs), </text:span><text:span text:style-name="T10">γέφυρες (</text:span><text:span text:style-name="T5">bridges), </text:span><text:span text:style-name="T11">μεταγωγείς</text:span><text:span text:style-name="T10"> <text:s/>(</text:span><text:span text:style-name="T5">swichers) </text:span><text:span text:style-name="T10">και οι δρομολογιτές (</text:span><text:span text:style-name="T5">routers)</text:span></text:p>
      <text:p text:style-name="P5"><text:span text:style-name="T5"/></text:p>
      <text:p text:style-name="P5"><text:span text:style-name="T5"><text:s text:c="24"/></text:span><text:span text:style-name="T16"><text:s/></text:span><text:span text:style-name="T18">β</text:span><text:span text:style-name="T16">) </text:span><text:span text:style-name="T11">11</text:span></text:p>
      <text:p text:style-name="P5"><text:span text:style-name="T17"><text:s/></text:span></text:p>
      <text:p text:style-name="P5"><text:span text:style-name="T17"><text:s text:c="22"/></text:span><text:span text:style-name="T18">γ</text:span><text:span text:style-name="T17">) </text:span><text:span text:style-name="T11">2</text:span></text:p>
      <text:p text:style-name="P5"><text:span text:style-name="T17"/></text:p>
      <text:p text:style-name="P5"><text:span text:style-name="T17"><text:s text:c="22"/></text:span><text:span text:style-name="T18">δ</text:span><text:span text:style-name="T17">) </text:span><text:span text:style-name="T11">ναι</text:span></text:p>
      <text:p text:style-name="P5"><text:span text:style-name="T11"/></text:p>
      <text:p text:style-name="P5"><text:span text:style-name="T11"/></text:p>
      <text:p text:style-name="P4"><text:span text:style-name="T22">Ερώτηση </text:span><text:span text:style-name="T23">2: </text:span><text:span text:style-name="T24">α) </text:span><text:span text:style-name="T3">ναι </text:span></text:p>
      <text:p text:style-name="P4"><text:span text:style-name="T3"/></text:p>
      <text:p text:style-name="P4"><text:span text:style-name="T3"><text:s text:c="25"/></text:span><text:span text:style-name="T24">β) 2</text:span></text:p>
      <text:p text:style-name="P4"><text:span text:style-name="T24"/></text:p>
      <text:p text:style-name="P6"><text:span text:style-name="T18"><text:s text:c="22"/>γ) </text:span><text:span text:style-name="T30">O client</text:span><text:span text:style-name="T27"> </text:span><text:span text:style-name="T28">πρώτα στέλνει ένα μήνυμα για να καλέσει σε ετοιμότητα τον server. Από τη στιγμή που ο client και ο server έχουν επικοινωνία μεταξύ τους, ο client μπορεί να υποβάλλει την αίτησή του.</text:span><text:span text:style-name="T32"> </text:span></text:p>
      <text:p text:style-name="P9"><text:span text:style-name="T9"/></text:p>
      <text:p text:style-name="P9"><text:span text:style-name="T9"><text:s text:c="25"/></text:span><text:span text:style-name="T19">δ) </text:span><text:span text:style-name="T12">Με το μοντέλο </text:span><text:span text:style-name="T6">peer to peer </text:span><text:span text:style-name="T12">όλοι οι υπολογιστές έχουν τα ίδια δικαιώματα. Στην ουσία είναι ένα δίκτυο που επιτρέπει σε δύο ή περισσότερους Η/Υ να μοιράζονται τους πόρους τους ισοδύναμα.</text:span></text:p>
      <text:p text:style-name="P9"><text:span text:style-name="T12"/></text:p>
      <text:p text:style-name="P9"><text:span text:style-name="T12"><text:s text:c="25"/></text:span><text:span text:style-name="T20">ε) </text:span><text:span text:style-name="T13">i</text:span><text:span text:style-name="T7">)</text:span><text:span text:style-name="T13"> <text:s/>Ενισχύουν το σήμα.</text:span></text:p>
      <text:p text:style-name="P9"><text:span text:style-name="T13"><text:s text:c="30"/></text:span><text:span text:style-name="T7">ii) </text:span><text:span text:style-name="T13">Ενώνουν 2 ή περισσότερους κόμβους μεταξύ τους.</text:span></text:p>
      <text:p text:style-name="P9"><text:span text:style-name="T13"/></text:p>
      <text:p text:style-name="P9"><text:span text:style-name="T13"><text:s text:c="25"/></text:span><text:span text:style-name="T20">στ) </text:span><text:span text:style-name="T7">i) <text:s/></text:span><text:span text:style-name="T13">Μεγαλύτερη ταχύτητα.</text:span></text:p>
      <text:p text:style-name="P9"><text:span text:style-name="T13"><text:s text:c="32"/></text:span><text:span text:style-name="T7">ii) <text:s/></text:span><text:span text:style-name="T13">Ποιο εύκολη υλοποίηση.</text:span></text:p>
      <text:p text:style-name="P9"><text:span text:style-name="T13"/></text:p>
      <text:p text:style-name="P7"><text:span text:style-name="T34">Ερώτηση </text:span><text:span text:style-name="T35">3</text:span><text:span text:style-name="T36">: </text:span><text:span text:style-name="T37">α) </text:span><text:span text:style-name="T33">Δίκτυα σε περιορισμένη γεωγραφική περιοχή ονομάζεται </text:span><text:span text:style-name="T31">LAN.</text:span></text:p>
      <text:p text:style-name="P8"><text:span text:style-name="T31"><text:s text:c="30"/></text:span><text:span text:style-name="T33">Δίκτυα σε εκτεταμένη γεωγραφική περιοχή ονομάζεται </text:span><text:span text:style-name="T31">WAN.</text:span></text:p>
      <text:p text:style-name="P10"><text:span text:style-name="T25"/></text:p>
      <text:p text:style-name="P10"><text:span text:style-name="T25"><text:s text:c="22"/>β) </text:span><text:span text:style-name="T4">2</text:span></text:p>
      <text:p text:style-name="P10"><text:span text:style-name="T25"/></text:p>
      <text:p text:style-name="P11"><text:span text:style-name="T25"><text:s text:c="22"/>γ) </text:span><text:span text:style-name="T4">3</text:span></text:p>
      <text:p text:style-name="P10"><text:span text:style-name="T25"/></text:p>
      <text:p text:style-name="P10"><text:span text:style-name="T25"><text:s text:c="22"/>δ) </text:span><text:span text:style-name="T4">Μέσω ενσύρματης σύνδεσης (καλώδιο) ή μέσω ασύρματης σύνδεσης (</text:span><text:span text:style-name="T8">wi-fi)</text:span></text:p>
      <text:p text:style-name="P10"><text:span text:style-name="T25"/></text:p>
      <text:p text:style-name="P10"><text:span text:style-name="T25"><text:s text:c="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FreeSans, sans-serif"/>
    <style:font-face style:name="Times New Roman" svg:font-family="'Times New Roman'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3:07:55.696000000</meta:creation-date>
    <dc:date>2018-03-28T00:34:46.101000000</dc:date>
    <meta:editing-duration>PT13M53S</meta:editing-duration>
    <meta:editing-cycles>1</meta:editing-cycles>
    <meta:document-statistic meta:table-count="0" meta:image-count="0" meta:object-count="0" meta:page-count="1" meta:paragraph-count="23" meta:word-count="155" meta:character-count="1322" meta:non-whitespace-character-count="811"/>
    <meta:generator>LibreOffice/6.0.2.1$Windows_X86_64 LibreOffice_project/f7f06a8f319e4b62f9bc5095aa112a65d2f3ac89</meta:generator>
  </office:meta>
</office:document-meta>
</file>